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2016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200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200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200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200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200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200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200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199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199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1996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199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199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199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199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198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198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198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198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198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197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197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197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502</text:p>
          </table:table-cell>
          <table:table-cell office:value-type="string" calcext:value-type="string">
            <text:p>TWDB:1201502</text:p>
          </table:table-cell>
          <table:table-cell office:value-type="string" calcext:value-type="string">
            <text:p>197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